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Parameters.getProxy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Parameters.setProxyCredentials( BasicAuthCredentials proxyCredenti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Parameters.getProxy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Parameters.setProxyPort( int proxy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Parameters.getProxy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Parameters.setProxyHost( String proxy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